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/>
    </style:style>
    <style:style style:name="T3" style:parent-style-name="Fuentedepárrafopredeter." style:family="text">
      <style:text-properties style:font-name="Aptos" style:font-name-asian="Aptos" style:font-name-complex="Aptos"/>
    </style:style>
    <style:style style:name="P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Fuentedepárrafopredeter." style:family="text">
      <style:text-properties style:font-name="Aptos" style:font-name-asian="Aptos" style:font-name-complex="Aptos"/>
    </style:style>
    <style:style style:name="T7" style:parent-style-name="Fuentedepárrafopredeter." style:family="text">
      <style:text-properties style:font-name="Aptos" style:font-name-asian="Aptos" style:font-name-complex="Aptos"/>
    </style:style>
    <style:style style:name="P8" style:parent-style-name="Normal" style:family="paragraph">
      <style:text-properties style:font-name="Aptos" style:font-name-asian="Aptos" style:font-name-complex="Aptos"/>
    </style:style>
    <style:style style:name="T9" style:parent-style-name="Fuentedepárrafopredeter." style:family="text">
      <style:text-properties style:font-name="Aptos" style:font-name-asian="Aptos" style:font-name-complex="Aptos"/>
    </style:style>
    <style:style style:name="T10" style:parent-style-name="Fuentedepárrafopredeter." style:family="text">
      <style:text-properties style:font-name="Aptos" style:font-name-asian="Aptos" style:font-name-complex="Aptos"/>
    </style:style>
    <style:style style:name="T11" style:parent-style-name="Fuentedepárrafopredeter." style:family="text">
      <style:text-properties style:font-name="Aptos" style:font-name-asian="Aptos" style:font-name-complex="Aptos"/>
    </style:style>
    <style:style style:name="T12" style:parent-style-name="Fuentedepárrafopredeter." style:family="text">
      <style:text-properties style:font-name="Aptos" style:font-name-asian="Aptos" style:font-name-complex="Aptos"/>
    </style:style>
    <style:style style:name="T13" style:parent-style-name="Fuentedepárrafopredeter." style:family="text">
      <style:text-properties style:font-name="Aptos" style:font-name-asian="Aptos" style:font-name-complex="Aptos"/>
    </style:style>
    <style:style style:name="T14" style:parent-style-name="Fuentedepárrafopredeter." style:family="text">
      <style:text-properties style:font-name="Aptos" style:font-name-asian="Aptos" style:font-name-complex="Aptos"/>
    </style:style>
    <style:style style:name="T15" style:parent-style-name="Fuentedepárrafopredeter." style:family="text">
      <style:text-properties style:font-name="Aptos" style:font-name-asian="Aptos" style:font-name-complex="Aptos"/>
    </style:style>
    <style:style style:name="T16" style:parent-style-name="Fuentedepárrafopredeter." style:family="text">
      <style:text-properties style:font-name="Aptos" style:font-name-asian="Aptos" style:font-name-complex="Aptos"/>
    </style:style>
    <style:style style:name="T17" style:parent-style-name="Fuentedepárrafopredeter." style:family="text">
      <style:text-properties style:font-name="Aptos" style:font-name-asian="Aptos" style:font-name-complex="Aptos"/>
    </style:style>
    <style:style style:name="T18" style:parent-style-name="Fuentedepárrafopredeter." style:family="text">
      <style:text-properties style:font-name="Aptos" style:font-name-asian="Aptos" style:font-name-complex="Aptos"/>
    </style:style>
    <style:style style:name="T19" style:parent-style-name="Fuentedepárrafopredeter." style:family="text">
      <style:text-properties style:font-name="Aptos" style:font-name-asian="Aptos" style:font-name-complex="Aptos"/>
    </style:style>
    <style:style style:name="T20" style:parent-style-name="Fuentedepárrafopredeter." style:family="text">
      <style:text-properties style:font-name="Aptos" style:font-name-asian="Aptos" style:font-name-complex="Aptos"/>
    </style:style>
    <style:style style:name="T21" style:parent-style-name="Fuentedepárrafopredeter." style:family="text">
      <style:text-properties style:font-name="Aptos" style:font-name-asian="Aptos" style:font-name-complex="Aptos"/>
    </style:style>
    <style:style style:name="T22" style:parent-style-name="Fuentedepárrafopredeter." style:family="text">
      <style:text-properties style:font-name="Aptos" style:font-name-asian="Aptos" style:font-name-complex="Aptos"/>
    </style:style>
    <style:style style:name="T23" style:parent-style-name="Fuentedepárrafopredeter." style:family="text">
      <style:text-properties style:font-name="Aptos" style:font-name-asian="Aptos" style:font-name-complex="Aptos"/>
    </style:style>
    <style:style style:name="T24" style:parent-style-name="Fuentedepárrafopredeter." style:family="text">
      <style:text-properties style:font-name="Aptos" style:font-name-asian="Aptos" style:font-name-complex="Aptos"/>
    </style:style>
    <style:style style:name="T25" style:parent-style-name="Fuentedepárrafopredeter." style:family="text">
      <style:text-properties style:font-name="Aptos" style:font-name-asian="Aptos" style:font-name-complex="Aptos"/>
    </style:style>
    <style:style style:name="T26" style:parent-style-name="Fuentedepárrafopredeter." style:family="text">
      <style:text-properties style:font-name="Aptos" style:font-name-asian="Aptos" style:font-name-complex="Aptos"/>
    </style:style>
    <style:style style:name="T27" style:parent-style-name="Fuentedepárrafopredeter." style:family="text">
      <style:text-properties style:font-name="Aptos" style:font-name-asian="Aptos" style:font-name-complex="Aptos"/>
    </style:style>
    <style:style style:name="T28" style:parent-style-name="Fuentedepárrafopredeter." style:family="text">
      <style:text-properties style:font-name="Aptos" style:font-name-asian="Aptos" style:font-name-complex="Aptos"/>
    </style:style>
    <style:style style:name="T29" style:parent-style-name="Fuentedepárrafopredeter." style:family="text">
      <style:text-properties style:font-name="Aptos" style:font-name-asian="Aptos" style:font-name-complex="Aptos"/>
    </style:style>
    <style:style style:name="T30" style:parent-style-name="Fuentedepárrafopredeter." style:family="text">
      <style:text-properties style:font-name="Aptos" style:font-name-asian="Aptos" style:font-name-complex="Aptos"/>
    </style:style>
    <style:style style:name="T31" style:parent-style-name="Fuentedepárrafopredeter." style:family="text">
      <style:text-properties style:font-name="Aptos" style:font-name-asian="Aptos" style:font-name-complex="Aptos"/>
    </style:style>
    <style:style style:name="T32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3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4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5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6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7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8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9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0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1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2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3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4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5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6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7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8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9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0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1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2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3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4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5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6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7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8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9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0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1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2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3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4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5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6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7" style:parent-style-name="Fuentedepárrafopredeter." style:family="text">
      <style:text-properties style:font-name="Calibri" style:font-name-asian="Calibri" style:font-name-complex="Calibri" fo:color="#000000" fo:font-size="11pt" style:font-size-asian="11pt" style:font-size-complex="11pt"/>
    </style:style>
  </office:automatic-styles>
  <office:body>
    <office:text text:use-soft-page-breaks="true">
      <text:p text:style-name="P1">String Name="Daniela";</text:p>
      <text:p text:style-name="Normal"><text:s text:c="8"/>int Edad=16;</text:p>
      <text:p text:style-name="Normal"><text:s text:c="8"/>System.out.println(Name);</text:p>
      <text:p text:style-name="Normal"><text:s text:c="12"/>System.out.println(Edad);</text:p>
      <text:p text:style-name="Normal"><text:s/></text:p>
      <text:p text:style-name="Normal"><text:s text:c="8"/>int D= 16;</text:p>
      <text:p text:style-name="Normal"><text:s text:c="8"/>int J= 15;</text:p>
      <text:p text:style-name="Normal"><text:s text:c="8"/>int suma= D+J;</text:p>
      <text:p text:style-name="Normal"><text:s text:c="8"/>System.out.println("este es el valor de la suma de D y J "+""+suma);</text:p>
      <text:p text:style-name="Normal"><text:s/></text:p>
      <text:p text:style-name="Normal"><text:s text:c="8"/>int M=46;</text:p>
      <text:p text:style-name="Normal"><text:s text:c="8"/>int E=7;</text:p>
      <text:p text:style-name="Normal"><text:s text:c="8"/>int resta=M-E;</text:p>
      <text:p text:style-name="Normal"><text:s text:c="8"/>System.out.println("este es el valor de la resta de M y E "+""+resta);</text:p>
      <text:p text:style-name="Normal"><text:s/></text:p>
      <text:p text:style-name="Normal"><text:s text:c="8"/>int L=23;</text:p>
      <text:p text:style-name="Normal"><text:s text:c="8"/>int k=31;</text:p>
      <text:p text:style-name="Normal"><text:s text:c="8"/>int multiplicacion=L*k;</text:p>
      <text:p text:style-name="Normal"><text:s text:c="8"/>System.out.println("este es el valor de la multiplicacion de L y k"+""+multiplicacion);</text:p>
      <text:p text:style-name="Normal"><text:s/></text:p>
      <text:p text:style-name="Normal"><text:s text:c="8"/>int y=10;</text:p>
      <text:p text:style-name="Normal"><text:s text:c="8"/>int u=14;</text:p>
      <text:p text:style-name="Normal"><text:s text:c="8"/>int division=y/u;</text:p>
      <text:p text:style-name="P2"><text:s text:c="5"/><text:span text:style-name="T3">System.out.println("este es el valor de la division de y y u"+""+division);<text:s/></text:span></text:p>
      <text:p text:style-name="P4"/>
      <text:p text:style-name="P5"><text:span text:style-name="T6">i</text:span><text:span text:style-name="T7">nt cuadrado=16*16; System.out.println("el cuadrado de "+16 + "es: " + cuadrado);</text:span></text:p>
      <text:p text:style-name="P8"/>
      <text:p text:style-name="Normal"><text:span text:style-name="T9"><text:s text:c="3"/>double gradosC=(8);</text:span><text:line-break/><text:span text:style-name="T10"><text:s text:c="4"/>double gradoF=((1.8*8)+32);</text:span><text:line-break/><text:span text:style-name="T11"><text:s text:c="4"/>System.out.println((1.8*8)+32);</text:span><text:line-break/><text:line-break/><text:span text:style-name="T12"><text:s text:c="4"/>double base=(4*4);</text:span><text:line-break/><text:span text:style-name="T13"><text:s text:c="4"/>double altura=(5*5);</text:span><text:line-break/><text:span text:style-name="T14"><text:s text:c="4"/>double perimetro=(base+altura);</text:span><text:line-break/><text:span text:style-name="T15"><text:s text:c="4"/>System.out.println(perimetro);</text:span><text:line-break/><text:line-break/><text:span text:style-name="T16"><text:s text:c="5"/>int años=2;</text:span><text:line-break/><text:span text:style-name="T17"><text:s text:c="4"/>int dias=365*2;</text:span><text:line-break/><text:span text:style-name="T18"><text:s text:c="4"/>System.out.println(dias);</text:span><text:line-break/><text:line-break/><text:span text:style-name="T19"><text:s text:c="4"/>int doble=31*2;</text:span><text:line-break/><text:span text:style-name="T20"><text:s text:c="4"/>int triple=31*3;</text:span><text:line-break/><text:span text:style-name="T21"><text:s text:c="4"/>System.out.println(doble);</text:span><text:line-break/><text:span text:style-name="T22"><text:s text:c="4"/>System.out.println(triple);</text:span><text:line-break/><text:line-break/><text:span text:style-name="T23"><text:s text:c="4"/>double kilometros=8;</text:span><text:line-break/><text:span text:style-name="T24"><text:s text:c="4"/>double metros=8*1000;</text:span><text:line-break/><text:span text:style-name="T25"><text:s text:c="4"/>double centimetros=8*100000;</text:span><text:line-break/><text:span text:style-name="T26"><text:s text:c="4"/>System.out.println("convertir kilometros a metros y centimetros");</text:span><text:line-break/><text:span text:style-name="T27"><text:s text:c="4"/>System.out.println(metros);</text:span><text:line-break/><text:span text:style-name="T28"><text:s text:c="4"/>System.out.println(centimetros);</text:span><text:line-break/><text:line-break/><text:span text:style-name="T29"><text:s text:c="4"/>int lados=6;</text:span><text:line-break/><text:span text:style-name="T30"><text:s text:c="8"/>int volumen=6*6*6;</text:span><text:line-break/><text:span text:style-name="T31"><text:s text:c="4"/>System.out.println(volumen)</text:span></text:p>
      <text:p text:style-name="Normal"><text:span text:style-name="T32">int lado=5;</text:span></text:p>
      <text:p text:style-name="Normal"><text:span text:style-name="T33"><text:s text:c="4"/>int areaCua= lado*lado;</text:span></text:p>
      <text:p text:style-name="Normal"><text:span text:style-name="T34"><text:s text:c="4"/>int perimetroCua= 4*lado;</text:span></text:p>
      <text:p text:style-name="Normal"><text:span text:style-name="T35"><text:s text:c="4"/>System.out.println("13. Calcular el area y el perimetro de un cuadrado. <text:s/>");</text:span></text:p>
      <text:p text:style-name="Normal"><text:span text:style-name="T36"><text:s text:c="4"/>System.out.println(areaCua);</text:span></text:p>
      <text:p text:style-name="Normal"><text:span text:style-name="T37"><text:s text:c="4"/>System.out.println(perimetroCua);</text:span></text:p>
      <text:p text:style-name="Normal"><text:span text:style-name="T38"><text:s text:c="4"/></text:span></text:p>
      <text:p text:style-name="Normal"><text:span text:style-name="T39"><text:s text:c="4"/>int volumenCubo= lado*lado*lado;</text:span></text:p>
      <text:p text:style-name="Normal"><text:span text:style-name="T40"><text:s text:c="4"/>System.out.println("14. Calcular el volumen de un cubo. ");</text:span></text:p>
      <text:p text:style-name="Normal"><text:span text:style-name="T41"><text:s text:c="4"/>System.out.println(volumenCubo);</text:span></text:p>
      <text:p text:style-name="Normal"><text:span text:style-name="T42"><text:s text:c="4"/></text:span></text:p>
      <text:p text:style-name="Normal"><text:span text:style-name="T43"><text:s text:c="4"/>double radio=4.5;</text:span></text:p>
      <text:p text:style-name="Normal"><text:span text:style-name="T44"><text:s text:c="4"/>double cubo= radio*radio*radio;</text:span></text:p>
      <text:p text:style-name="Normal"><text:span text:style-name="T45"><text:s text:c="4"/>double volumenEsfe= (4.0 / 3.0) * 3.14159 *(cubo);</text:span></text:p>
      <text:p text:style-name="Normal"><text:span text:style-name="T46"><text:s text:c="4"/>System.out.println("15. Calcular el volumen de una esfera. ");</text:span></text:p>
      <text:p text:style-name="Normal"><text:span text:style-name="T47"><text:s text:c="4"/>System.out.println(volumenEsfe);</text:span></text:p>
      <text:p text:style-name="Normal"/>
      <text:p text:style-name="Normal"><text:span text:style-name="T48">int c=3;</text:span></text:p>
      <text:p text:style-name="Normal"><text:span text:style-name="T49"><text:s text:c="12"/>suma= suma+c;</text:span></text:p>
      <text:p text:style-name="Normal"><text:span text:style-name="T50"><text:s text:c="4"/>System.out.println("16. Sumar los tres primeros numeros naturales. ");</text:span></text:p>
      <text:p text:style-name="Normal"><text:span text:style-name="T51"><text:s text:c="4"/>System.out.println("este es el valor de la suma + c" +" "+ suma);</text:span></text:p>
      <text:p text:style-name="Normal"><text:span text:style-name="T52"><text:s text:c="4"/></text:span></text:p>
      <text:p text:style-name="Normal"><text:span text:style-name="T53"><text:s text:c="4"/>double precioOriginal=200.000; //precio del producto</text:span></text:p>
      <text:p text:style-name="Normal"><text:span text:style-name="T54"><text:s text:c="4"/>double porcentajeDescuento=15.0; //descuento en %</text:span></text:p>
      <text:p text:style-name="Normal"><text:span text:style-name="T55"><text:s text:c="4"/>double descuento=(precioOriginal * porcentajeDescuento) /100;</text:span></text:p>
      <text:p text:style-name="Normal"><text:span text:style-name="T56"><text:s text:c="4"/>double precioFinal= precioOriginal - descuento;</text:span></text:p>
      <text:p text:style-name="Normal"><text:span text:style-name="T57"><text:s text:c="4"/>System.out.println("17. Calcular el descuento aplicado a una compra (precio y % de descuento). ");</text:span></text:p>
      <text:p text:style-name="Normal"><text:span text:style-name="T58"><text:s text:c="4"/>System.out.println(descuento);</text:span></text:p>
      <text:p text:style-name="Normal"><text:span text:style-name="T59"><text:s text:c="4"/>System.out.println(precioFinal);</text:span></text:p>
      <text:p text:style-name="Normal"><text:span text:style-name="T60"><text:s text:c="4"/></text:span></text:p>
      <text:p text:style-name="Normal"><text:span text:style-name="T61"><text:s text:c="4"/>double cuentaTotal=155.000; //total de la cuenta en el restaurante</text:span></text:p>
      <text:p text:style-name="Normal"><text:span text:style-name="T62"><text:s text:c="4"/>double porcentajePropina=10.0; //propina en %</text:span></text:p>
      <text:p text:style-name="Normal"><text:span text:style-name="T63"><text:s text:c="4"/>double propina= (cuentaTotal * porcentajePropina) /100;</text:span></text:p>
      <text:p text:style-name="Normal"><text:span text:style-name="T64"><text:s text:c="4"/>double cuentaPagar= cuentaTotal + propina;</text:span></text:p>
      <text:p text:style-name="Normal"><text:span text:style-name="T65"><text:s text:c="4"/>System.out.println("18. Calcular la propina a dejar en un restaurante (total y % deseado). ");</text:span></text:p>
      <text:p text:style-name="Normal"><text:span text:style-name="T66"><text:s text:c="4"/>System.out.println(propina);</text:span></text:p>
      <text:p text:style-name="Normal"><text:span text:style-name="T67"><text:s text:c="4"/>System.out.println(cuentaPagar);</text:span></text:p>
      <text:p text:style-name="Normal"/>
      <text:p text:style-name="Norma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a quicasaque florez</meta:initial-creator>
    <dc:creator>daniela quicasaque florez</dc:creator>
    <meta:creation-date>2025-07-19T03:07:00Z</meta:creation-date>
    <dc:date>2025-07-19T03:07:00Z</dc:date>
    <meta:template xlink:href="Normal.dotm" xlink:type="simple"/>
    <meta:editing-cycles>1</meta:editing-cycles>
    <meta:editing-duration>PT0S</meta:editing-duration>
    <meta:document-statistic meta:page-count="1" meta:paragraph-count="6" meta:word-count="470" meta:character-count="3053" meta:row-count="21" meta:non-whitespace-character-count="2589"/>
  </office:meta>
</office:document-meta>
</file>